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A00000668A0000055F74BA2BA8.svm"/>
  <manifest:file-entry manifest:media-type="" manifest:full-path="Pictures/2000051C0000668A000008CA16E85ADA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mpl_20_Kopfzeile">
      <style:text-properties fo:color="#7fb619"/>
    </style:style>
    <style:style style:name="P2" style:family="paragraph" style:parent-style-name="Tmpl_20_Fusszeile">
      <style:text-properties officeooo:rsid="0012dc33"/>
    </style:style>
    <style:style style:name="T1" style:family="text">
      <style:text-properties officeooo:rsid="0012dc33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mpl_20_Kopfzeile" style:display-name="Tmpl Kopfzeile" style:family="paragraph">
      <style:paragraph-properties>
        <style:tab-stops>
          <style:tab-stop style:position="6.001cm"/>
          <style:tab-stop style:position="9.999cm"/>
          <style:tab-stop style:position="16.999cm" style:type="right"/>
        </style:tab-stops>
      </style:paragraph-properties>
      <style:text-properties style:font-name="Verdana" fo:font-size="7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mpl_20_Fusszeile" style:display-name="Tmpl Fusszeile" style:family="paragraph" style:master-page-name="">
      <style:paragraph-properties fo:text-align="end" style:justify-single-word="false" style:page-number="auto">
        <style:tab-stops>
          <style:tab-stop style:position="17cm" style:type="right"/>
        </style:tab-stops>
      </style:paragraph-properties>
      <style:text-properties style:font-name="Arial2" fo:font-size="8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mpl_20_Kopfzeile">
      <style:text-properties fo:color="#7fb619"/>
    </style:style>
    <style:style style:name="MP2" style:family="paragraph" style:parent-style-name="Tmpl_20_Fusszeile">
      <style:text-properties officeooo:rsid="0012dc33"/>
    </style:style>
    <style:style style:name="MT1" style:family="text">
      <style:text-properties officeooo:rsid="0012dc3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00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87cm" fo:margin-left="0cm" fo:margin-right="0cm" fo:margin-bottom="0.499cm"/>
      </style:header-style>
      <style:footer-style>
        <style:header-footer-properties svg:height="2.275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-2cm" svg:y="-1cm" svg:width="21.001cm" svg:height="1.799cm" draw:z-index="0"><draw:image xlink:href="Pictures/2000051C0000668A000008CA16E85ADA.svm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</style:header>
      <style:footer>
        <text:p text:style-name="Tmpl_20_Fusszeile"/>
        <text:p text:style-name="Tmpl_20_Fusszeile"><text:span text:style-name="MT1">Seite </text:span><text:span text:style-name="MT1"><text:page-number text:select-page="current">1</text:page-number></text:span><text:span text:style-name="MT1"> / </text:span><text:span text:style-name="MT1"><text:page-count>1</text:page-count></text:span></text:p>
        <text:p text:style-name="MP2"/>
        <text:p text:style-name="Tmpl_20_Fusszeile"/>
        <text:p text:style-name="Tmpl_20_Fusszeile"/>
        <text:p text:style-name="MP2"><draw:frame draw:style-name="Mfr2" draw:name="BildFusszeile" text:anchor-type="paragraph" svg:x="-2cm" svg:y="0.058cm" svg:width="21.001cm" svg:height="1.101cm" draw:z-index="1"><draw:image xlink:href="Pictures/200001A00000668A0000055F74BA2BA8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2-26T21:08:59</meta:creation-date>
    <dc:date>2012-03-23T20:06:59</dc:date>
    <meta:editing-duration>PT05H31M24S</meta:editing-duration>
    <meta:editing-cycles>70</meta:editing-cycles>
    <meta:generator>OpenOffice.org/3.2$Linux OpenOffice.org_project/320m19$Build-9505</meta:generator>
    <meta:print-date>2012-03-23T20:06:12</meta:print-date>
    <dc:creator>Martin </dc:creator>
    <meta:printed-by>Martin </meta:printed-by>
    <meta:document-statistic meta:table-count="0" meta:image-count="2" meta:object-count="0" meta:page-count="1" meta:paragraph-count="1" meta:word-count="4" meta:character-count="11"/>
  </office:meta>
</office:document-meta>
</file>